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1405d" officeooo:paragraph-rsid="0001405d"/>
    </style:style>
    <style:style style:name="P2" style:family="paragraph" style:parent-style-name="Standard">
      <style:paragraph-properties fo:text-align="justify" style:justify-single-word="false"/>
      <style:text-properties officeooo:rsid="0001b380" officeooo:paragraph-rsid="0001b380"/>
    </style:style>
    <style:style style:name="P3" style:family="paragraph" style:parent-style-name="Standard">
      <style:paragraph-properties fo:text-align="justify" style:justify-single-word="false"/>
      <style:text-properties officeooo:rsid="00038195" officeooo:paragraph-rsid="00038195"/>
    </style:style>
    <style:style style:name="P4" style:family="paragraph" style:parent-style-name="Standard">
      <style:paragraph-properties fo:text-align="justify" style:justify-single-word="false"/>
      <style:text-properties officeooo:rsid="000633e9" officeooo:paragraph-rsid="000633e9"/>
    </style:style>
    <style:style style:name="P5" style:family="paragraph" style:parent-style-name="Standard">
      <style:paragraph-properties fo:text-align="justify" style:justify-single-word="false"/>
      <style:text-properties officeooo:rsid="00095b79" officeooo:paragraph-rsid="00095b79"/>
    </style:style>
    <style:style style:name="T1" style:family="text">
      <style:text-properties officeooo:rsid="00038195"/>
    </style:style>
    <style:style style:name="T2" style:family="text">
      <style:text-properties officeooo:rsid="0003fc80"/>
    </style:style>
    <style:style style:name="T3" style:family="text">
      <style:text-properties officeooo:rsid="000694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ón Robot Mouse.</text:p>
      <text:p text:style-name="P1">Microprocesadores.</text:p>
      <text:p text:style-name="P5">Braulio Loaiza ,Duvier Bohorquez, Darmael A. Vargas</text:p>
      <text:p text:style-name="P1"/>
      <text:p text:style-name="P2">La sentencia maze.setWalls tiene como objetivo colocar un muro en la cuadrícula, se debe definir en que fila y en que columna se desea colocar, aparte de eso se selecciona la orientación de el muro, sea NORTH para ubicar una pared en la parte superior de la celda, SOUTH para ubicar en la parte inferior WEST y E<text:span text:style-name="T1">A</text:span>ST <text:span text:style-name="T1">para ubicar una pared a la izquierda o a la derecha respectivamente, la sentencia set.Mouse sirve para ubicar el mouse detro de la cuadrícula, este se actualiza cada vez que hay una iteración en draw.</text:span></text:p>
      <text:p text:style-name="P2"/>
      <text:p text:style-name="P3">Con respecto a el algoritmo de solución del laberinto se <text:span text:style-name="T2">usará el algoritmo flood-fill que consiste en que el robot se va a mover a través del laberinto buscando la ruta más corta hacia un punto en especifico usando números en las celdas, cada número representa un posible camino a tomar, en este caso el busca las casillas que están en cero, con cada posición que avance el observa las rutas posibles a un número menor y toma la que considere mas corta,cuando pasa cerca de un muro el almacena la ubicación del muro , cada vez que avance se actualizarán los números de las casillas de acuerdo a los muros encontrados y avanzará en forma descendiente, nunca pasa de un 4 a un 1 sin antes pasar por 3 y <text:s/>2, tampoco irá hacia números más grandes, cuando encuentre un “callejón sin salida” captura las paredes y girará 180° siguiendo como siempre el camino más corto hasta llegar a la meta.</text:span></text:p>
      <text:p text:style-name="P3"/>
      <text:p text:style-name="P4">Para el código se necesita que el robot gire 90° y 180° <text:span text:style-name="T3">y se usa el sensor infrarojo para detectar paredes, cada vez que el robot avance enviará datos por el puerto serial para así actualizar la posición , además se usará control Proporcional ya que solo se requiere que el robot esté alineado , para la transmisión serial se tratará de adquirir un módulo inalámbrico, si no , se usará un cableado extenso, para el robot en si ,se usará el montaje de seguidor de linea.</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23:30:44.807041595</meta:creation-date>
    <dc:date>2016-05-28T01:46:31.807010385</dc:date>
    <meta:editing-duration>PT2M9S</meta:editing-duration>
    <meta:editing-cycles>2</meta:editing-cycles>
    <meta:generator>LibreOffice/5.1.2.2$Linux_X86_64 LibreOffice_project/10m0$Build-2</meta:generator>
    <meta:document-statistic meta:table-count="0" meta:image-count="0" meta:object-count="0" meta:page-count="1" meta:paragraph-count="6" meta:word-count="353" meta:character-count="1967" meta:non-whitespace-character-count="1619"/>
  </office:meta>
</office:document-meta>
</file>